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dasdasd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dasdasd sada dsqw eqwe f cxvxc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ébastien Leroux</meta:initial-creator>
    <meta:creation-date>2013-11-04T16:17:41</meta:creation-date>
    <dc:date>2013-11-04T16:18:13</dc:date>
    <dc:creator>Sébastien Leroux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